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30000019C849EE0E0.png" manifest:media-type="image/png"/>
  <manifest:file-entry manifest:full-path="Pictures/10000000000002410000016053D8A77A.png" manifest:media-type="image/png"/>
  <manifest:file-entry manifest:full-path="Pictures/10000000000002370000015BA87C34A6.png" manifest:media-type="image/png"/>
  <manifest:file-entry manifest:full-path="Pictures/100000000000036300000220298EF609.png" manifest:media-type="image/png"/>
  <manifest:file-entry manifest:full-path="Pictures/10000000000005A100000482B58AF40E.png" manifest:media-type="image/png"/>
  <manifest:file-entry manifest:full-path="Pictures/10000000000002820000010D25F12896.png" manifest:media-type="image/png"/>
  <manifest:file-entry manifest:full-path="Pictures/10000001000001C50000016A1B2E3C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Heading_20_2" style:list-style-name="">
      <style:paragraph-properties fo:line-height="120%" fo:text-align="start" style:justify-single-word="false">
        <style:tab-stops/>
      </style:paragraph-properties>
    </style:style>
    <style:style style:name="P18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6"><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1"><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2"><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3"><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4"><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5"><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7"><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1"><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0"><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8"><draw:image xlink:href="Pictures/10000000000002820000010D25F12896.png" xlink:type="simple" xlink:show="embed" xlink:actuate="onLoad" draw:mime-type="image/png"/></draw:frame><text:soft-page-break/></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text:soft-page-break/>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9"><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oft-page-break/><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oft-page-break/><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text:soft-page-break/></text:p>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133720109572886"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
      <text:p text:style-name="P168"/>
      <text:p text:style-name="P169"/>
      <text:p text:style-name="P170"/>
      <text:p text:style-name="P170"><text:soft-page-break/></text:p>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133720109572886"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78" text:outline-level="1"><text:bookmark-start text:name="__RefHeading___Toc8573_481696549"/>架构设计<text:bookmark-end text:name="__RefHeading___Toc8573_481696549"/></text:h>
        </text:list-item>
      </text:list>
      <text:h text:style-name="P179" text:outline-level="2"/>
      <text:list text:continue-numbering="true" text:style-name="Outline">
        <text:list-item>
          <text:h text:style-name="P178"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180"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3T13:37:18.457011754</dc:date>
    <meta:editing-duration>P1DT18H7M51S</meta:editing-duration>
    <meta:editing-cycles>43</meta:editing-cycles>
    <meta:generator>LibreOffice/25.8.1.1$Linux_X86_64 LibreOffice_project/580$Build-1</meta:generator>
    <meta:print-date>2025-11-23T13:02:25.292621010</meta:print-date>
    <meta:printed-by>PDF 文件</meta:printed-by>
    <meta:document-statistic meta:table-count="9" meta:image-count="12" meta:object-count="0" meta:page-count="45" meta:paragraph-count="873" meta:word-count="18622" meta:character-count="22862" meta:non-whitespace-character-count="20438"/>
  </office:meta>
</office:document-meta>
</file>